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0000000320D9BE05DB06CA5EBE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lbany" svg:font-family="Albany" style:font-family-generic="roman" style:font-pitch="variable"/>
    <style:font-face style:name="Andale Sans UI" svg:font-family="'Andale Sans UI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Open Sans" svg:font-family="'Open Sans'" style:font-adornments="Regular" style:font-family-generic="swiss" style:font-pitch="variable"/>
    <style:font-face style:name="Open Sans1" svg:font-family="'Open Sans'" style:font-family-generic="swiss" style:font-pitch="variable"/>
    <style:font-face style:name="Tahoma" svg:font-family="Tahoma" style:font-family-generic="system" style:font-pitch="variable"/>
    <style:font-face style:name="Thorndale" svg:font-family="Thorndale" style:font-family-generic="swiss" style:font-pitch="variable"/>
    <style:font-face style:name="Thorndale1" svg:font-family="Thorndale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opacity="63%" draw:textarea-horizontal-align="justify" draw:textarea-vertical-align="top" draw:auto-grow-height="false" fo:min-height="3.15cm" fo:min-width="9.5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3" style:family="graphic" style:parent-style-name="standard">
      <style:graphic-properties draw:stroke="none" draw:fill-color="#b2b2b2" draw:textarea-horizontal-align="justify" draw:textarea-vertical-align="middle" draw:auto-grow-height="false" fo:min-height="0.92cm" fo:min-width="1.272cm"/>
    </style:style>
    <style:style style:name="gr4" style:family="graphic" style:parent-style-name="standard">
      <style:graphic-properties draw:stroke="none" draw:fill-color="#dee6ef" draw:textarea-horizontal-align="justify" draw:textarea-vertical-align="middle" draw:auto-grow-height="false" fo:min-height="1.25cm" fo:min-width="9.5cm"/>
      <style:paragraph-properties style:writing-mode="lr-tb"/>
    </style:style>
    <style:style style:name="gr5" style:family="graphic" style:parent-style-name="standard">
      <style:graphic-properties draw:stroke="none" draw:textarea-horizontal-align="justify" draw:textarea-vertical-align="middle" draw:auto-grow-height="false" fo:min-height="1cm" fo:min-width="1.501cm"/>
    </style:style>
    <style:style style:name="gr6" style:family="graphic" style:parent-style-name="standard">
      <style:graphic-properties draw:stroke="none" draw:fill-color="#b2b2b2" draw:textarea-horizontal-align="justify" draw:textarea-vertical-align="middle" draw:auto-grow-height="false" fo:min-height="1.75cm" fo:min-width="9.5cm"/>
      <style:paragraph-properties style:writing-mode="lr-tb"/>
    </style:style>
    <style:style style:name="gr7" style:family="graphic" style:parent-style-name="standard">
      <style:graphic-properties draw:stroke="none" draw:opacity="63%" draw:textarea-horizontal-align="justify" draw:textarea-vertical-align="middle" draw:auto-grow-height="false" fo:min-height="1.25cm" fo:min-width="4.5cm"/>
      <style:paragraph-properties style:writing-mode="lr-tb"/>
    </style:style>
    <style:style style:name="gr8" style:family="graphic" style:parent-style-name="objectwithoutfill">
      <style:graphic-properties draw:stroke="dash" draw:stroke-dash="Long_20_Dot_20__28_Rounded_29_" svg:stroke-width="0.159cm" svg:stroke-color="#808080" draw:marker-start-width="0.438cm" draw:marker-end-width="0.438cm" svg:stroke-linecap="round" draw:fill="none" draw:textarea-vertical-align="middle" fo:padding-top="0.204cm" fo:padding-bottom="0.204cm" fo:padding-left="0.329cm" fo:padding-right="0.329cm"/>
    </style:style>
    <style:style style:name="gr9" style:family="graphic" style:parent-style-name="objectwithoutfill">
      <style:graphic-properties draw:stroke="dash" draw:stroke-dash="Long_20_Dot_20__28_Rounded_29_" svg:stroke-width="0.159cm" svg:stroke-color="#729fcf" draw:marker-start-width="0.438cm" draw:marker-end-width="0.438cm" svg:stroke-linecap="round" draw:fill="none" draw:textarea-vertical-align="middle" fo:padding-top="0.204cm" fo:padding-bottom="0.204cm" fo:padding-left="0.329cm" fo:padding-right="0.329cm"/>
    </style:style>
    <style:style style:name="gr10" style:family="graphic">
      <style:graphic-properties style:protect="size"/>
    </style:style>
    <style:style style:name="pr1" style:family="presentation" style:parent-style-name="eco-lightblue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text-align="center"/>
      <style:text-properties fo:color="#000000" loext:opacity="100%"/>
    </style:style>
    <style:style style:name="P2" style:family="paragraph">
      <loext:graphic-properties draw:opacity="63%"/>
      <style:paragraph-properties fo:text-align="center"/>
      <style:text-properties fo:color="#000000" loext:opacity="100%"/>
    </style:style>
    <style:style style:name="P3" style:family="paragraph">
      <style:text-properties fo:color="#ffffff" loext:opacity="100%"/>
    </style:style>
    <style:style style:name="P4" style:family="paragraph">
      <loext:graphic-properties draw:fill="none" draw:fill-color="#ffffff"/>
      <style:text-properties fo:color="#ffffff" loext:opacity="100%"/>
    </style:style>
    <style:style style:name="P5" style:family="paragraph">
      <loext:graphic-properties draw:fill-color="#b2b2b2"/>
      <style:paragraph-properties fo:text-align="center"/>
      <style:text-properties fo:color="#000000" loext:opacity="100%"/>
    </style:style>
    <style:style style:name="P6" style:family="paragraph">
      <loext:graphic-properties draw:fill-color="#dee6ef"/>
      <style:paragraph-properties fo:text-align="center"/>
      <style:text-properties fo:color="#000000" loext:opacity="100%"/>
    </style:style>
    <style:style style:name="P7" style:family="paragraph">
      <loext:graphic-properties draw:fill="none"/>
      <style:paragraph-properties fo:text-align="center"/>
      <style:text-properties fo:color="#000000" loext:opacity="100%"/>
    </style:style>
    <style:style style:name="P8" style:family="paragraph">
      <loext:graphic-properties draw:fill-color="#ffffff"/>
    </style:style>
    <style:style style:name="T1" style:family="text">
      <style:text-properties fo:color="#ffffff" loext:opacity="100%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eco-lightblue" presentation:presentation-page-layout-name="AL1T1">
        <office:forms form:automatic-focus="false" form:apply-design-mode="false"/>
        <draw:custom-shape draw:style-name="gr1" draw:text-style-name="P2" draw:layer="layout" svg:width="10cm" svg:height="3.4cm" svg:x="7.5cm" svg:y="8.512cm">
          <text:p text:style-name="P1">会話エンジン</text:p>
          <text:p text:style-name="P1"/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3.042cm" svg:height="1.17cm" svg:x="19.458cm" svg:y="6.813cm">
          <draw:text-box>
            <text:p text:style-name="P3">会話ログ</text:p>
          </draw:text-box>
        </draw:frame>
        <draw:custom-shape draw:style-name="gr3" draw:text-style-name="P5" draw:layer="layout" svg:width="1.771cm" svg:height="1.871cm" svg:x="20.094cm" svg:y="4.912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" draw:text-style-name="P6" draw:layer="layout" svg:width="10cm" svg:height="1.5cm" svg:x="7.5cm" svg:y="2.412cm">
          <text:p text:style-name="P1">UI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772cm" svg:height="1.17cm" svg:x="20.093cm" svg:y="11.33cm">
          <draw:text-box>
            <text:p text:style-name="P3"><text:span text:style-name="T1">辞書</text:span></text:p>
          </draw:text-box>
        </draw:frame>
        <draw:custom-shape draw:style-name="gr5" draw:text-style-name="P1" draw:layer="layout" svg:width="2cm" svg:height="2cm" svg:x="20cm" svg:y="9.33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6" draw:text-style-name="P5" draw:layer="layout" svg:width="10cm" svg:height="2cm" svg:x="7.5cm" svg:y="4.912cm">
          <text:p text:style-name="P1">チャットシステム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5cm" svg:height="1.5cm" svg:x="10cm" svg:y="9.912cm">
          <text:p text:style-name="P1">自然言語解析</text:p>
          <draw:enhanced-geometry svg:viewBox="0 0 21600 21600" draw:type="rectangle" draw:enhanced-path="M 0 0 L 21600 0 21600 21600 0 21600 0 0 Z N"/>
        </draw:custom-shape>
        <draw:line draw:style-name="gr8" draw:text-style-name="P7" draw:layer="layout" svg:x1="17.5cm" svg:y1="5.912cm" svg:x2="20.094cm" svg:y2="5.912cm">
          <text:p/>
        </draw:line>
        <draw:line draw:style-name="gr9" draw:text-style-name="P7" draw:layer="layout" svg:x1="17.5cm" svg:y1="10.412cm" svg:x2="20.094cm" svg:y2="10.412cm">
          <text:p/>
        </draw:line>
        <presentation:notes draw:style-name="dp2">
          <office:forms form:automatic-focus="false" form:apply-design-mode="false"/>
          <draw:page-thumbnail draw:style-name="gr10" draw:layer="layout" svg:width="14.848cm" svg:height="11.136cm" svg:x="3.075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lbany" svg:font-family="Albany" style:font-family-generic="roman" style:font-pitch="variable"/>
    <style:font-face style:name="Andale Sans UI" svg:font-family="'Andale Sans UI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Open Sans" svg:font-family="'Open Sans'" style:font-adornments="Regular" style:font-family-generic="swiss" style:font-pitch="variable"/>
    <style:font-face style:name="Open Sans1" svg:font-family="'Open Sans'" style:font-family-generic="swiss" style:font-pitch="variable"/>
    <style:font-face style:name="Tahoma" svg:font-family="Tahoma" style:font-family-generic="system" style:font-pitch="variable"/>
    <style:font-face style:name="Thorndale" svg:font-family="Thorndale" style:font-family-generic="swiss" style:font-pitch="variable"/>
    <style:font-face style:name="Thorndale1" svg:font-family="Thorndale" style:font-family-generic="roman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黄_ff09_" draw:display-name="塗りつぶし（黄）" draw:style="linear" draw:start-color="#ffde59" draw:end-color="#b47804" draw:start-intensity="100%" draw:end-intensity="100%" draw:angle="30deg" draw:border="0%"/>
    <draw:fill-image draw:name="reo_25_20veo_5f_1280x1024_5f_7" draw:display-name="reo%20veo_1280x1024_7" xlink:href="Pictures/100000000000050000000320D9BE05DB06CA5EBE.jpg" xlink:type="simple" xlink:show="embed" xlink:actuate="onLoad"/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draw:stroke-dash draw:name="Long_20_Dot_20__28_Rounded_29_" draw:display-name="Long Dot (Rounded)" draw:style="round" draw:dots1="1" draw:dots1-length="1%" draw:distance="399%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horndale1" fo:font-size="24pt" fo:language="pl" fo:country="PL" style:font-name-asian="Andale Sans UI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ffffff" loext:opacity="100%" style:text-outline="false" style:text-line-through-style="none" style:text-line-through-type="none" style:font-name="Albany" fo:font-family="Albany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Lines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Lines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eco-lightblue-background" style:family="presentation">
      <style:graphic-properties draw:stroke="none" draw:fill="bitmap" draw:fill-image-name="reo_25_20veo_5f_1280x1024_5f_7" draw:fill-image-width="100%" draw:fill-image-height="100%"/>
      <style:text-properties style:letter-kerning="true"/>
    </style:style>
    <style:style style:name="eco-lightblu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eco-lightblue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lbany" fo:font-family="Albany" style:font-family-generic="roman" style:font-pitch="variable" fo:font-size="20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eco-lightblue-outline1" style:family="presentation">
      <style:graphic-properties draw:stroke="none" draw:fill="none">
        <text:list-style style:name="eco-l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loext:opacity="0%" style:text-outline="false" style:text-line-through-style="none" style:text-line-through-type="none" style:font-name="Open Sans" fo:font-family="'Open Sans'" style:font-style-name="Regular" style:font-family-generic="swiss" style:font-pitch="variable" fo:font-size="24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eco-lightblue-outline2" style:family="presentation" style:parent-style-name="eco-lightblu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eco-lightblue-outline3" style:family="presentation" style:parent-style-name="eco-lightblu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eco-lightblue-outline4" style:family="presentation" style:parent-style-name="eco-lightblu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eco-lightblue-outline5" style:family="presentation" style:parent-style-name="eco-lightblu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eco-lightblue-outline6" style:family="presentation" style:parent-style-name="eco-lightblu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eco-lightblue-outline7" style:family="presentation" style:parent-style-name="eco-lightblu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eco-lightblue-outline8" style:family="presentation" style:parent-style-name="eco-lightblu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eco-lightblue-outline9" style:family="presentation" style:parent-style-name="eco-lightblu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eco-lightblue-subtitle" style:family="presentation">
      <style:graphic-properties draw:stroke="none" draw:fill="none" draw:textarea-vertical-align="middle">
        <text:list-style style:name="eco-l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eco-lightblue-title" style:family="presentation">
      <style:graphic-properties draw:stroke="none" draw:fill="none" draw:textarea-vertical-align="middle">
        <text:list-style style:name="eco-l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Open Sans" fo:font-family="'Open Sans'" style:font-style-name="Regular" style:font-family-generic="swiss" style:font-pitch="variable" fo:font-size="33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reo_25_20veo_5f_1280x1024_5f_7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eco-lightblu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eco-l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eco-l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番号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eco-lightblue" style:page-layout-name="PM1" draw:style-name="Mdp1">
      <office:forms form:automatic-focus="false" form:apply-design-mode="false"/>
      <draw:frame presentation:style-name="eco-lightblue-title" draw:layer="backgroundobjects" svg:width="25.199cm" svg:height="2.629cm" svg:x="1.4cm" svg:y="0.628cm" presentation:class="title" presentation:placeholder="true">
        <draw:text-box/>
      </draw:frame>
      <draw:frame presentation:style-name="eco-lightblue-outline1" draw:layer="backgroundobjects" svg:width="25.199cm" svg:height="9.863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番号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eco-lightblue-title" draw:layer="backgroundobjects" svg:width="14.848cm" svg:height="11.136cm" svg:x="3.075cm" svg:y="2.257cm" presentation:class="page"/>
        <draw:frame presentation:style-name="eco-lightblu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6-05T16:44:12.221716522</meta:creation-date>
    <meta:editing-duration>PT5M12S</meta:editing-duration>
    <meta:editing-cycles>2</meta:editing-cycles>
    <meta:generator>LibreOffice/7.3.3.2$Linux_X86_64 LibreOffice_project/30$Build-2</meta:generator>
    <dc:description>Based on eCO - Wallpapers by lassekongo83: http://lassekongo83.deviantart.com/art/eCO-Wallpapers-153472704. License: CC-BY. Description: Minimalistic wallpapers that are good to use when you don't want to be distracted. ;)</dc:description>
    <dc:title>eco-lightblue</dc:title>
    <dc:date>2022-06-05T16:49:23.795204877</dc:date>
    <meta:document-statistic meta:object-count="33"/>
  </office:meta>
</office:document-meta>
</file>